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/>
    <style:font-face style:name="宋体" svg:font-family="宋体, SimSun"/>
    <style:font-face style:name="方正宋体1" svg:font-family="方正宋体"/>
    <style:font-face style:name="Albany AMT" svg:font-family="'Albany AMT'" style:font-family-generic="swiss" style:font-pitch="variable"/>
    <style:font-face style:name="方正宋体" svg:font-family="方正宋体" style:font-family-generic="system" style:font-pitch="variable"/>
    <style:font-face style:name="方正黑体" svg:font-family="方正黑体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/>
    <style:style style:name="P3" style:family="paragraph" style:parent-style-name="Standard" style:list-style-name="L2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Standard" style:list-style-name="L2"/>
    <style:style style:name="P24" style:family="paragraph" style:parent-style-name="Standard" style:list-style-name="L2"/>
    <style:style style:name="P25" style:family="paragraph" style:parent-style-name="Standard" style:list-style-name="L2"/>
    <style:style style:name="P26" style:family="paragraph" style:parent-style-name="Standard" style:list-style-name="L2"/>
    <style:style style:name="P27" style:family="paragraph" style:parent-style-name="Standard" style:list-style-name="L2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 style:list-style-name="L2"/>
    <style:style style:name="P35" style:family="paragraph" style:parent-style-name="Standard" style:list-style-name="L2"/>
    <style:style style:name="P36" style:family="paragraph" style:parent-style-name="Standard" style:list-style-name="L2"/>
    <style:style style:name="P37" style:family="paragraph" style:parent-style-name="Standard" style:list-style-name="L2"/>
    <style:style style:name="P38" style:family="paragraph" style:parent-style-name="Standard" style:list-style-name="L2"/>
    <style:style style:name="P39" style:family="paragraph" style:parent-style-name="Standard" style:list-style-name="L2"/>
    <style:style style:name="P40" style:family="paragraph" style:parent-style-name="Standard" style:list-style-name="L2"/>
    <style:style style:name="P41" style:family="paragraph" style:parent-style-name="Standard" style:list-style-name="L2"/>
    <style:style style:name="P42" style:family="paragraph" style:parent-style-name="Standard" style:list-style-name="L2"/>
    <style:style style:name="P43" style:family="paragraph" style:parent-style-name="Standard" style:list-style-name="L2"/>
    <style:style style:name="P44" style:family="paragraph" style:parent-style-name="Standard" style:list-style-name="L2"/>
    <style:style style:name="P45" style:family="paragraph" style:parent-style-name="Standard" style:list-style-name="L2"/>
    <style:style style:name="P46" style:family="paragraph" style:parent-style-name="Standard" style:list-style-name="L2"/>
    <style:style style:name="P47" style:family="paragraph" style:parent-style-name="Standard" style:list-style-name="L2"/>
    <style:style style:name="P48" style:family="paragraph" style:parent-style-name="Standard" style:list-style-name="L2"/>
    <style:style style:name="P49" style:family="paragraph" style:parent-style-name="Standard" style:list-style-name="L2"/>
    <style:style style:name="P50" style:family="paragraph" style:parent-style-name="Standard" style:list-style-name="L2"/>
    <style:style style:name="P51" style:family="paragraph" style:parent-style-name="Standard" style:list-style-name="L2"/>
    <style:style style:name="P5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2">
        <text:list-item>
          <text:p text:style-name="P1">Facial Feature Localisation on ORL</text:p>
          <text:list>
            <text:list-item>
              <text:p text:style-name="P1">Gabor Filter</text:p>
            </text:list-item>
            <text:list-item>
              <text:p text:style-name="P1">K-Means Clustering Algorithm</text:p>
            </text:list-item>
            <text:list-item>
              <text:p text:style-name="P1">ORL face database</text:p>
            </text:list-item>
            <text:list-item>
              <text:p text:style-name="P1">Feature localisation algorithm</text:p>
            </text:list-item>
            <text:list-item>
              <text:p text:style-name="P1">Results</text:p>
            </text:list-item>
            <text:list-item>
              <text:p text:style-name="P1">Discussion</text:p>
            </text:list-item>
          </text:list>
        </text:list-item>
        <text:list-item>
          <text:p text:style-name="P1">PCA and Canonical Variate on ORL</text:p>
          <text:list>
            <text:list-item>
              <text:p text:style-name="P1">PCA</text:p>
            </text:list-item>
            <text:list-item>
              <text:p text:style-name="P1">Canonical Variate</text:p>
            </text:list-item>
            <text:list-item>
              <text:p text:style-name="P1">ORL face database</text:p>
            </text:list-item>
            <text:list-item>
              <text:p text:style-name="P1">Recognition scheme on PCA</text:p>
            </text:list-item>
            <text:list-item>
              <text:p text:style-name="P1">PCA results</text:p>
            </text:list-item>
            <text:list-item>
              <text:p text:style-name="P1">Canonical Variate results</text:p>
            </text:list-item>
            <text:list-item>
              <text:p text:style-name="P1">Discussion</text:p>
            </text:list-item>
          </text:list>
        </text:list-item>
        <text:list-item>
          <text:p text:style-name="P1">Gabor Wavelet and AdaBoosting on Face Verification</text:p>
          <text:list>
            <text:list-item>
              <text:p text:style-name="P1">Gabor Wavelet</text:p>
            </text:list-item>
            <text:list-item>
              <text:p text:style-name="P1">Gabor Wavelet transform</text:p>
            </text:list-item>
            <text:list-item>
              <text:p text:style-name="P1">Feature Selection</text:p>
            </text:list-item>
            <text:list-item>
              <text:p text:style-name="P1">AdaBoosting Algorithm</text:p>
            </text:list-item>
            <text:list-item>
              <text:p text:style-name="P1">Weak Learner: Fisher Linear Discriminant</text:p>
            </text:list-item>
            <text:list-item>
              <text:p text:style-name="P1">Reduce Computational Time</text:p>
            </text:list-item>
            <text:list-item>
              <text:p text:style-name="P1">XM2VTS face database</text:p>
            </text:list-item>
            <text:list-item>
              <text:p text:style-name="P1">Feature Selection results</text:p>
            </text:list-item>
            <text:list-item>
              <text:p text:style-name="P1">SVM classification results</text:p>
            </text:list-item>
            <text:list-item>
              <text:p text:style-name="P1">Discussing</text:p>
            </text:list-item>
          </text:list>
        </text:list-item>
        <text:list-item>
          <text:p text:style-name="P1">Binary Gabor-Boosting Face Recognition</text:p>
          <text:list>
            <text:list-item>
              <text:p text:style-name="P1">Reduce number of Gabor Features</text:p>
            </text:list-item>
            <text:list-item>
              <text:p text:style-name="P1">Weak Learner: ostu-like weak learner</text:p>
            </text:list-item>
            <text:list-item>
              <text:p text:style-name="P1">AdaBoosting Algorithm: constructing a “strong” classifier</text:p>
            </text:list-item>
            <text:list-item>
              <text:p text:style-name="P1">Classification on XM2VTS</text:p>
              <text:list>
                <text:list-item>
                  <text:p text:style-name="P1">4 training 4 testing results</text:p>
                </text:list-item>
                <text:list-item>
                  <text:p text:style-name="P1">cross-validation results</text:p>
                </text:list-item>
              </text:list>
            </text:list-item>
            <text:list-item>
              <text:p text:style-name="P1">Classification on FERET</text:p>
            </text:list-item>
            <text:list-item>
              <text:p text:style-name="P1">Discussion</text:p>
            </text:list-item>
          </text:list>
        </text:list-item>
        <text:list-item>
          <text:p text:style-name="P1">Multi Gabor-Boosting Face Recognition</text:p>
          <text:list>
            <text:list-item>
              <text:p text:style-name="P1">Multi Weak Learner</text:p>
            </text:list-item>
            <text:list-item>
              <text:p text:style-name="P1">AdaBoosting Algorithm: constructing a “strong” classifier</text:p>
            </text:list-item>
            <text:list-item>
              <text:p text:style-name="P1">Classification on XM2VTS</text:p>
            </text:list-item>
            <text:list-item>
              <text:p text:style-name="P1">Discussion</text:p>
            </text:list-item>
          </text:list>
        </text:list-item>
        <text:list-item>
          <text:p text:style-name="P1">Mutual Information Between Gabor Features</text:p>
          <text:list>
            <text:list-item>
              <text:p text:style-name="P1">Mutual Information</text:p>
            </text:list-item>
            <text:list-item>
              <text:p text:style-name="P1">Gabor Feature Pair</text:p>
            </text:list-item>
            <text:list-item>
              <text:p text:style-name="P1">Generating Mutual Information between a pair</text:p>
            </text:list-item>
            <text:list-item>
              <text:p text:style-name="P1">Results</text:p>
            </text:list-item>
          </text:list>
        </text:list-item>
        <text:list-item>
          <text:p text:style-name="P1"><text:s/>Grid Computing on Computer Vision</text:p>
          <text:list>
            <text:list-item>
              <text:p text:style-name="P1">Grid Computing Introduction</text:p>
            </text:list-item>
            <text:list-item>
              <text:p text:style-name="P1">Condor</text:p>
            </text:list-item>
            <text:list-item>
              <text:p text:style-name="P1">Grid Computing on Mutual Information Computing</text:p>
            </text:list-item>
            <text:list-item>
              <text:p text:style-name="P1">Grid Computing on Multi Gabor-Boosting Learning</text:p>
            </text:list-item>
            <text:list-item>
              <text:p text:style-name="P1">Discussion</text:p>
            </text:list-item>
          </text:list>
        </text:list-item>
        <text:list-item>
          <text:p text:style-name="P1">Gabor-Boosting C++ Library Framework and Imple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/>
    <style:font-face style:name="宋体" svg:font-family="宋体, SimSun"/>
    <style:font-face style:name="方正宋体1" svg:font-family="方正宋体"/>
    <style:font-face style:name="Albany AMT" svg:font-family="'Albany AMT'" style:font-family-generic="swiss" style:font-pitch="variable"/>
    <style:font-face style:name="方正宋体" svg:font-family="方正宋体" style:font-family-generic="system" style:font-pitch="variable"/>
    <style:font-face style:name="方正黑体" svg:font-family="方正黑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宋体" style:font-size-asian="10.5pt" style:language-asian="zh" style:country-asian="CN" style:font-name-complex="方正宋体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方正黑体" style:font-size-asian="14pt" style:font-name-complex="方正宋体" style:font-size-complex="14pt"/>
    </style:style>
    <style:style style:name="List" style:family="paragraph" style:parent-style-name="Text_20_body" style:class="list">
      <style:text-properties style:font-name="Times New Roman" style:font-name-asian="宋体" style:font-size-asian="12pt" style:font-name-complex="方正宋体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name-asian="宋体" style:font-size-asian="12pt" style:font-style-asian="italic" style:font-name-complex="方正宋体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asian="宋体" style:font-size-asian="12pt" style:font-name-complex="方正宋体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Mian Zhou</meta:initial-creator>
    <meta:creation-date>2007-11-09T15:34:27</meta:creation-date>
    <dc:creator>Mian Zhou</dc:creator>
    <dc:date>2007-11-09T15:52:40</dc:date>
    <dc:language>en-GB</dc:language>
    <meta:editing-cycles>2</meta:editing-cycles>
    <meta:editing-duration>PT18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2" meta:word-count="177" meta:character-count="1318"/>
  </office:meta>
</office:document-meta>
</file>